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Utils.reverse( shor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Utils.subarray( char [ ] array , int startIndexInclusive , int endIndexEx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rayUtils.toPrimitive( Short [ ] array , short valueForNu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Utils.subarray( double [ ] array , int startIndexInclusive , int endIndexEx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rayUtils.isEmpty( char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indexOf( short [ ] array , short valueToFind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Utils.contains( short [ ] array , short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clone( byte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isEmpty( Objec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contains( Object [ ] array , Object object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SameLength( boolean [ ] array1 , boolean [ ] array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s.contains( float [ ] array , float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( short [ ] array , shor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Utils.contains( long [ ] array , long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SameLength( long [ ] array1 , long [ ] array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s.add( char [ ] array , char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Utils.clone( boolean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isSameType( Object array1 , Object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lastIndexOf( char [ ] array , char valueToFind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Utils.lastIndexOf( long [ ] array , long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toPrimitive( Byte [ ] array , byte valueForNu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Utils.isSameLength( byte [ ] array1 , byte [ ] array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s.clone( in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removeElement( float [ ] array , floa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s.removeElement( byte [ ] array , byte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s.reverse( in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Utils.add( Object array , int index , Object element , Class cl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rrayUtils.isSameLength( double [ ] array1 , double [ ] array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s.subarray( long [ ] array , int startIndexInclusive , int endIndexEx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rayUtils.toPrimitive( Byte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getLength( Object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addAll( long [ ] array1 , long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Utils.add( long [ ] array , int index , lo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( boolean [ ] array , boolean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Utils.clone( long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add( long [ ] array , lo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Utils.remove( Object [ ]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Empty( in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indexOf( long [ ] array , long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SameLength( char [ ] array1 , char [ ] array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s.add( Object [ ] array , int index ,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Utils.indexOf( char [ ] array , char valueToFind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Utils.reverse( long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Utils.add( boolean [ ] array , int index , boolean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Equals( Object array1 , Object arra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lastIndexOf( byte [ ] array , byte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toPrimitive( Floa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reverse( double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Utils.lastIndexOf( long [ ] array , long valueToFind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Utils.remove( float [ ]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lastIndexOf( boolean [ ] array , boolean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toPrimitive( Float [ ] array , float valueForNu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Utils.reverse( boolean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Utils.toPrimitive( Shor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remove( char [ ]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Empty( shor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copyArrayGrow1( Object array , Class newArrayCompon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rayUtils.indexOf( short [ ] array , short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lastIndexOf( Object [ ] array , Object object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clone( char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remove( byte [ ]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toObject( boolean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add( byte [ ] array , int index , byt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toPrimitive( Integer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toPrimitive( Boolean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toObject( byte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indexOf( boolean [ ] array , boolean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clone( shor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indexOf( Object [ ] array , Object object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( int [ ] array , i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Utils.add( Object [ ] array ,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removeElement( long [ ] array , long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s.toPrimitive( Boolean [ ] array , boolean valueForNu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Utils.lastIndexOf( boolean [ ] array , boolean valueToFind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Utils.lastIndexOf( double [ ] array , double valueToFind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Utils.toPrimitive( Character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toObject( shor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indexOf( float [ ] array , float valueToFind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Utils.subarray( byte [ ] array , int startIndexInclusive , int endIndexEx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rayUtils.add( double [ ] array , int index , doubl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lastIndexOf( int [ ] array , int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ndexOf( byte [ ] array , byte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SameLength( short [ ] array1 , short [ ] array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s.removeElement( Object [ ] array ,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s.add( int [ ] array , int index , i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toString( Object array , String stringIf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addAll( byte [ ] array1 , byte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Utils.contains( double [ ] array , double valueToFind , double toler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subarray( int [ ] array , int startIndexInclusive , int endIndexEx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rayUtils.addAll( Object [ ] array1 , Object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subarray( float [ ] array , int startIndexInclusive , int endIndexEx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rayUtils.toObject( double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addAll( short [ ] array1 , short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Utils.contains( char [ ] array , char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ndexOf( long [ ] array , long valueToFind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Utils.remove( Object array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clone(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rrayUtils.reverse( byte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Utils.clone( floa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toObject( long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Array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removeElement( char [ ] array , char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s.toPrimitive( Double [ ] array , double valueForNu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Utils.indexOf( boolean [ ] array , boolean valueToFind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Utils.contains( int [ ] array , int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toPrimitive( Long [ ] array , long valueForNu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Utils.clone( double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remove( double [ ]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ndexOf( byte [ ] array , byte valueToFind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Utils.toPrimitive( Long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isEmpty( boolean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lastIndexOf( float [ ] array , float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remove( long [ ]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( char [ ] array , int index , char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( byte [ ] array , byt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Utils.indexOf( float [ ] array , float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All( int [ ] array1 , int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Utils.addAll( char [ ] array1 , char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Utils.indexOf( double [ ] array , double valueToFind , double toler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lastIndexOf( char [ ] array , char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contains( boolean [ ] array , boolean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All( float [ ] array1 , float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Utils.lastIndexOf( int [ ] array , int valueToFind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Utils.toMap( Object [ ] arra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rrayUtils.contains( double [ ] array , double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All( double [ ] array1 , double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Utils.toPrimitive( Character [ ] array , char valueForNu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Utils.isSameLength( int [ ] array1 , int [ ] array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s.lastIndexOf( float [ ] array , float valueToFind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Utils.add( float [ ] array , int index , floa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SameLength( float [ ] array1 , float [ ] array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s.subarray( boolean [ ] array , int startIndexInclusive , int endIndexEx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rayUtils.reverse( Objec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Utils.remove( short [ ]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ndexOf( char [ ] array , char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remove( int [ ]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( double [ ] array , doubl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Utils.isEmpty( long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add( short [ ] array , int index , shor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hashCode(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Empty( floa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indexOf( double [ ] array , double valueToFind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Utils.toString(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lastIndexOf( double [ ] array , double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sEmpty( byte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isEmpty( double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s.remove( boolean [ ] array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indexOf( double [ ] array , double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lastIndexOf( double [ ] array , double valueToFind , int startIndex , double toleran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rayUtils.indexOf( Object [ ] array , Object objectToFind , int start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rrayUtils.lastIndexOf( byte [ ] array , byte valueToFind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Utils.indexOf( int [ ] array , int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add( float [ ] array , floa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Utils.indexOf( double [ ] array , double valueToFind , int startIndex , double toleran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Utils.toObject( floa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lastIndexOf( short [ ] array , short valueToFind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Utils.lastIndexOf( Object [ ] array , Object objectToFind , int startInde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rrayUtils.toPrimitive( Double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removeElement( int [ ] array , i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s.indexOf( int [ ] array , int valueToFind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Utils.addAll( boolean [ ] array1 , boolean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Utils.toPrimitive( Integer [ ] array , int valueForNu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rayUtils.lastIndexOf( double [ ] array , double valueToFind , double toler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toObject( in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removeElement( boolean [ ] array , boolean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s.contains( byte [ ] array , byte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lastIndexOf( short [ ] array , short valueToF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s.removeElement( short [ ] array , shor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s.removeElement( double [ ] array , double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s.subarray( short [ ] array , int startIndexInclusive , int endIndexEx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rrayUtils.reverse( char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rayUtils.isSameLength( Object [ ] array1 , Object [ ] array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s.toObject( char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Utils.subarray( Object [ ] array , int startIndexInclusive , int endIndexExclus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rrayUtils.reverse( floa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